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style>
    <style:style style:name="P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USE Project Updates Worlds' Most Powerful and Flexible Linux Operating System</text:p>
      <text:p text:style-name="P1">Latest openSUSE 12.2 provides a reliable, modern platform, bringing improved performance and a polished user experience on top of an evolved infrastructure.</text:p>
      <text:p text:style-name="P1"/>
      <text:p text:style-name="P1"><text:span text:style-name="T1">THE INTERNET</text:span>, <text:span text:style-name="T2">September 5, 2012</text:span> -- The openSUSE Project, a global open source community, announced today the general availability of openSUSE 12.2. This release of openSUSE delivers a stable, complete and easy to use multi-purpose operating system allowing users and developers to benefit from free and open source software in physical, virtual and cloud environments.</text:p>
      <text:p text:style-name="P1"/>
      <text:p text:style-name="P1"><text:span text:style-name="T2">“openSUSE 12.2 is the shining result of 10 months of global collaboration on Free Software,”</text:span> said Jos Poortvliet, openSUSE Community Manager for SUSE. “<text:span text:style-name="T2">The community has again delivered an important update for this long-established Linux Distribution, finding that exciting sweet spot combining the cutting edge with dependability.”</text:span></text:p>
      <text:p text:style-name="P1"/>
      <text:p text:style-name="P1">openSUSE 12.2 brings improved performance with the latest kernel and system libraries as well as adoption of newly matured distribution technologies and polish to existing features. A few of the most notable changes include:</text:p>
      <text:p text:style-name="P1"/>
      <text:p text:style-name="P2">Performance enhancements</text:p>
      <text:p text:style-name="P1">Build for speed, openSUSE comes with new technologies bringing speed-ups across the board. The 3.4 release of the Linux kernel introduces a faster storage layer preventing blocking of the system during large data transfers. glibc 2.1.5, the core system library, accelerates many areas, especially on 64 bit systems. openSUSE takes advantage of the capabilities of systemd 44 to improve boot speed and this release ships the latest 4.8.1 release of Qt, making the desktop more fluid and responsive.</text:p>
      <text:p text:style-name="P1"/>
      <text:p text:style-name="P2">Evolution of infrastructure</text:p>
      <text:p text:style-name="P1">openSUSE adopts the latest developments in Linux distribution technology as they mature. The GRUB2 bootloader is now the default with support for newer hardware, Plymouth brings flicker-free transitions during bootup and attractive animations and 12.2 begins the process of revising and simplifying the UNIX filesystem hierarchy.</text:p>
      <text:p text:style-name="P1"/>
      <text:p text:style-name="P2">Polished features</text:p>
      <text:p text:style-name="P1">openSUSE brings incremental improvements to existing functionality, improving the user experience all over. The novel Btrfs filesystem comes with improved error handling and recovery tools, GNOME 3.4, developing rapidly, brings smooth scrolling to all applications and features a reworked System Settings and Contacts manager while XFCE has an enhanced application finder.</text:p>
      <text:p text:style-name="P1"/>
      <text:p text:style-name="P1">Aside from these technical changes, the documentation team has made a major revision of the reference manuals, and has introduced changes to make it easier for community contributors to write openSUSE documentation.</text:p>
      <text:p text:style-name="P1"/>
      <text:p text:style-name="P1">“<text:span text:style-name="T2">We are proud of this release, maintaining the usual high openSUSE quality standards.</text:span>” says Andrew Wafaa from the openSUSE Board. “<text:span text:style-name="T2">The delay in the schedule caused by our growth in the last two years means we have to work on scaling our processes. Now this release is out and with the upcoming openSUSE conference in October in Prague, the community has time and opportunity to work on that.”</text:span></text:p>
      <text:p text:style-name="P1"/>
      <text:p text:style-name="P1">For more details about the latest innovations in openSUSE 12.2 visit opensuse.org/12.2 </text:p>
      <text:p text:style-name="P1"/>
      <text:p text:style-name="P1">Downloads can be found at software.opensuse.org/122</text:p>
      <text:p text:style-name="P1"><text:soft-page-break/></text:p>
      <text:p text:style-name="P1">### </text:p>
      <text:p text:style-name="P1"><text:span text:style-name="T1"/></text:p>
      <text:p text:style-name="P1"><text:span text:style-name="T1">About openSUSE</text:span> </text:p>
      <text:p text:style-name="P1">The openSUSE project is a worldwide effort that promotes the use of Linux everywhere. openSUSE creates one of the world's best Linux distributions, working together in an open, transparent and friendly manner as part of the worldwide Free and Open Source Software community. For more information, visit www.opensuse.org. </text:p>
      <text:p text:style-name="P1"><text:span text:style-name="T1"/></text:p>
      <text:p text:style-name="P1"><text:span text:style-name="T1">About SUSE</text:span> </text:p>
      <text:p text:style-name="P1">SUSE is a leading provider of enterprise Linux solutions that increase agility, reduce cost and manage complexity in dynamic environments. With a portfolio centered on SUSE Linux Enterprise, the most interoperable platform for mission-critical computing, SUSE enables organizations to confidently deliver computing services across physical, virtual and cloud environments. With our award-winning products and ecosystem of partnerships, SUSE solutions empower thousands of organizations around the world.</text:p>
      <text:p text:style-name="P1"/>
      <text:p text:style-name="P1">For more information, visit www.suse.com. </text:p>
      <text:p text:style-name="P1"/>
      <text:p text:style-name="P1">Press Contacts </text:p>
      <text:p text:style-name="P1"/>
      <text:p text:style-name="P1">Christopher Hofmann</text:p>
      <text:p text:style-name="P1">openSUSE Team, SUSE </text:p>
      <text:p text:style-name="P1"><text:a xlink:type="simple" xlink:href="mailto:cwh@suse.com">cwh@suse.com</text:a></text:p>
      <text:p text:style-name="P1"/>
      <text:p text:style-name="P1">Amie Johnson </text:p>
      <text:p text:style-name="P1">PR Manager, SUSE </text:p>
      <text:p text:style-name="P1"><text:a xlink:type="simple" xlink:href="mailto:amie@netiq.com">amie@netiq.co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22:28:58</meta:creation-date>
    <dc:date>2012-08-31T11:49:03</dc:date>
    <meta:editing-duration>P0D</meta:editing-duration>
    <meta:editing-cycles>2</meta:editing-cycles>
    <meta:generator>LibreOffice/3.5$Linux_X86_64 LibreOffice_project/350m1$Build-403</meta:generator>
    <meta:document-statistic meta:table-count="0" meta:image-count="0" meta:object-count="0" meta:page-count="2" meta:paragraph-count="28" meta:word-count="607" meta:character-count="4179" meta:non-whitespace-character-count="3590"/>
  </office:meta>
</office:document-meta>
</file>